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16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</text:p>
      <text:p text:style-name="rststyle-textbody">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</text:span> Bu dokümanla ilgili soru ve önerileriniz için : https://t.me/iso_calismalari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<text:span text:style-name="rststyle-strong">gzip</text:span>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  <table:table-row>
          <table:table-cell table:style-name="rststyle-rststyle-table-1.A1" office:value-type="string">
            <text:p text:style-name="rststyle-textbody">17g</text:p>
          </table:table-cell>
          <table:table-cell table:style-name="rststyle-rststyle-table-1.A1" office:value-type="string">
            <text:p text:style-name="rststyle-textbody">Dağıtımdan bağımsız canlı sistem kurulum aracıdı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  <text:list text:style-name="rststyle-enumlist-arabic">
          <text:list-item>
            <text:p text:style-name="rststyle-enumitem">Kurulum aracını derleyelim. (İsteğe bağlı)</text:p>
          </text:list-item>
        </text:list>
        <text:p text:style-name="rststyle-textbody">Öncelikl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kurulum aracına ait <text:span text:style-name="rststyle-strong">deb</text:span> paketi oluşacakdır.</text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arch=amd64 --no-merged-usr sid sid-chroot https://deb.debian.org/debian</ns0:p>
        <text:span text:style-name="rststyle-operator">=</text:span>
        <text:p text:style-name="rststyle-textbody">Eğer debian yerine devuan kullanmak istiyorsanız depo adresi olarak <text:span text:style-name="rststyle-emphasis">https://pkgmaster.devuan.org/merged</text:span> koymalısınız.</text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n root sid-chroot</ns0:p>
        <text:list text:style-name="rststyle-enumlist-arabic">
          <text:list-item>
            <text:p text:style-name="rststyle-enumitem">Eğer apt ile ilgili <text:span text:style-name="rststyle-strong">sandbox</text:span> hatası alırsanız aşağıdaki komutu kullanın.</text:p>
          </text:list-item>
        </text:list>
        <ns0:p ns0:style-name="rststyle-codeblock">☭ echo "APT::Sandbox::User root;" &gt; sid-chroot/etc/apt/apt.conf.d/99sandboxroot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APT::Sandbox::User root;"</text:span>
          </text:span>
        </text:span>
        <text:p text:style-name="rststyle-textbody">Eğer sıfırdan debootstrap kullanarak chroot oluşturmak yerine mevcut bir debian tabanlı isoyu açmak istiyorsak aşağıdaki adımları uygulayın.</text:p>
        <text:list text:style-name="rststyle-enumlist-arabic">
          <text:list-item>
            <text:p text:style-name="rststyle-enumitem">Iso dosyamızı bir dizine bağlayalım.</text:p>
          </text:list-item>
        </text:list>
        <ns0:p ns0:style-name="rststyle-codeblock">☭ mount -o loop debian-live-orijinal.iso /mnt</ns0:p>
        <text:list text:style-name="rststyle-enumlist-arabic">
          <text:list-item>
            <text:p text:style-name="rststyle-enumitem">Iso içerisindeki <text:span text:style-name="rststyle-strong">live/filesystem.squashfs</text:span> dosyasını açalım. ve adını <text:span text:style-name="rststyle-strong">sid-chroot</text:span> olarak değiştirelim.</text:p>
          </text:list-item>
        </text:list>
        <ns0:p ns0:style-name="rststyle-codeblock">☭ unsquashfs /mnt/live/filesystem.squashfs<ns0:line-break/>☭ mv squashfs-root sid-chroot</ns0:p>
        <text:list text:style-name="rststyle-enumlist-arabic">
          <text:list-item>
            <text:p text:style-name="rststyle-enumitem">Iso dosyamızın bağını sökelim.</text:p>
          </text:list-item>
        </text:list>
        <ns0:p ns0:style-name="rststyle-codeblock">☭ umount -f /mn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keyword">in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p text:style-name="rststyle-textbody">Mevcut bir iso dosyasını düzenleyenler Bu aşamayı atlayabilirler.</text:p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p text:style-name="rststyle-textbody">Kernel olarak depodaki kernel yerine liquorix kernelini de kurabilirsiniz. (isteğe bağlı)</text:p>
        <ns0:p ns0:style-name="rststyle-codeblock">☭ bash &lt;(https://liquorix.net/add-liquorix-repo.sh)<ns0:line-break/>☭ apt-get install linux-image-liquorix-amd64 linux-headers-liquorix-amd64</ns0:p>
        <text:span text:style-name="rststyle-operator">(</text:span>
        <text:span text:style-name="rststyle-operator">)</text:span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-ia32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  <table:table-row>
            <table:table-cell table:style-name="rststyle-rststyle-table-2.A1" office:value-type="string">
              <text:p text:style-name="rststyle-textbody">budgie</text:p>
            </table:table-cell>
            <table:table-cell table:style-name="rststyle-rststyle-table-2.A1" office:value-type="string">
              <text:p text:style-name="rststyle-textbody">apt-get install budgie-desktop</text:p>
            </table:table-cell>
          </table:table-row>
        </table:table>
        <text:p text:style-name="rststyle-blockquote"><text:span text:style-name="rststyle-strong">Not:</text:span> xfce, lxde, mate gibi bazı masaüstülerindeki ağ bağlantısı aracı için <text:span text:style-name="rststyle-strong">network-manager-gnome</text:span> paketini kurmalısınız.</text:p>
        <text:p text:style-name="rststyle-textbody">Bu aşamada kurulu gelmesini istediğiniz başka paketler varsa onları da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  <text:list-item>
            <text:p text:style-name="rststyle-enumitem">Daha önceden paketlemiş olduğumuz kurulum aracını kurabiliriz. Oluşturduğumuz <text:span text:style-name="rststyle-strong">deb</text:span> dosyasını chroot içindeki <text:span text:style-name="rststyle-strong">/tmp</text:span> dizinine kopyalayalım.</text:p>
          </text:list-item>
        </text:list>
        <ns0:p ns0:style-name="rststyle-codeblock">☭ dpkg -i /tmp/17g-installer.deb # dosya adını uygun şekilde yazınız.<ns0:line-break/>☭ apt-get install -f # eksik bağımlılıkları tamamlaması için.</ns0:p>
        <text:span text:style-name="rststyle-comment">
          <text:span text:style-name="rststyle-single"># dosya adını uygun şekilde yazınız.
</text:span>
        </text:span>
        <text:span text:style-name="rststyle-comment">
          <text:span text:style-name="rststyle-single"># eksik bağımlılıkları tamamlaması için.</text:span>
        </text:span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İşlemin bundan sonraki aşaması chrootun dışarısında gerçekleşecektir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autoremove # boşta kalan paketleri temizler<ns0:line-break/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boşta kalan paketleri temizler
</text:span>
        </text:span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text:p text:style-name="rststyle-textbody"><text:span text:style-name="rststyle-strong">Not:</text:span> Ubuntu tabanında <text:span text:style-name="rststyle-strong">live</text:span> dizini yerine <text:span text:style-name="rststyle-strong">casper</text:span> dizini blunmaktadır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 # dosyalarımızın adını öğrenmek için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span text:style-name="rststyle-comment">
          <text:span text:style-name="rststyle-single"># dosyalarımızın adını öğrenmek için
</text:span>
        </text:span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  <text:section text:name="Section9" text:style-name="Sect1">
        <text:h text:outline-level="1" text:style-name="rststyle-heading1">Iso üzerinde düzenleme yapma</text:h>
        <text:p text:style-name="rststyle-textbody">Eğer paketlediğimiz isoda bir şeyleri eksik yaptığımızı düşünüyorsak veya birkaç ekleme daha yapmak istiyorsak Sırası ile şunları yapmalıyız.</text:p>
        <text:list text:style-name="rststyle-enumlist-arabic">
          <text:list-item>
            <text:p text:style-name="rststyle-enumitem"><text:span text:style-name="rststyle-strong">sid-chroot</text:span> dizinine tekrar bind bağı atalım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keyword">in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  <text:list text:style-name="rststyle-enumlist-arabic">
          <text:list-item>
            <text:p text:style-name="rststyle-enumitem"><text:span text:style-name="rststyle-strong">sid-chroot</text:span> içine tekrar girelim.</text:p>
          </text:list-item>
        </text:list>
        <ns0:p ns0:style-name="rststyle-codeblock">☭ chroot sid-chroot /bin/bash</ns0:p>
        <text:list text:style-name="rststyle-enumlist-arabic">
          <text:list-item>
            <text:p text:style-name="rststyle-enumitem">Düzenlemek istediğimiz yapalım. Ve ardından chroot içinden çıkalım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  <text:list text:style-name="rststyle-enumlist-arabic">
          <text:list-item>
            <text:p text:style-name="rststyle-enumitem">Tekrar <text:span text:style-name="rststyle-strong">squashfs</text:span> dosyası üretelim ve güncelleyelim.</text:p>
          </text:list-item>
        </text:list>
        <ns0:p ns0:style-name="rststyle-codeblock">☭ mksquashfs sid-chroot filesystem.squashfs -comp gzip -wildcards<ns0:line-break/>☭ rm -f isowork/live/filesystem.squashfs<ns0:line-break/>☭ mv filesystem.squashfs isowork/live/filesystem.squashfs</ns0:p>
        <text:list text:style-name="rststyle-enumlist-arabic">
          <text:list-item>
            <text:p text:style-name="rststyle-enumitem">Eğer kernelle ilgili bir değişiklik yaptıysak <text:span text:style-name="rststyle-strong">isowork</text:span> içerisindeki live dizininde bulunan dosyaları güncelleyelim.</text:p>
          </text:list-item>
        </text:list>
        <ns0:p ns0:style-name="rststyle-codeblock">☭ rm -f isowork/live/initrd.img isowork/live/vmlinuz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Yeni iso dosyasını üretelim.</text:p>
          </text:list-item>
        </text:list>
        <ns0:p ns0:style-name="rststyle-codeblock">☭ mv debian-live.iso debian-live-eski.iso<ns0:line-break/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0-08T11:39:55</meta:creation-date>
    <dc:creator>a</dc:creator>
    <dc:date>2021-10-08T11:39:55</dc:date>
    <dc:language>en-US</dc:language>
    <meta:editing-cycles>1</meta:editing-cycles>
    <meta:editing-duration>PT00M01S</meta:editing-duration>
    <dc:title>Iso yapımı</dc:title>
  </office:meta>
</office:document-meta>
</file>